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 Compressed Heavy" svg:font-family="'Fira Sans Compressed Heavy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6.64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16.64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385cm" fo:min-width="16.645cm"/>
    </style:style>
    <style:style style:name="gr4" style:family="graphic" style:parent-style-name="standard">
      <style:graphic-properties draw:textarea-horizontal-align="justify" draw:textarea-vertical-align="middle" draw:auto-grow-height="false" fo:min-height="3.56cm" fo:min-width="7.438cm"/>
    </style:style>
    <style:style style:name="gr5" style:family="graphic" style:parent-style-name="standard">
      <style:graphic-properties draw:textarea-horizontal-align="justify" draw:textarea-vertical-align="middle" draw:auto-grow-height="false" fo:min-height="0.703cm" fo:min-width="7.43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385cm" fo:min-width="4.26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4.83cm" fo:min-width="7.438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  <style:text-properties fo:font-size="11pt" style:font-size-asian="11pt" style:font-size-complex="11pt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P6" style:family="paragraph">
      <style:paragraph-properties fo:text-align="start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146cm" svg:height="10.795cm" svg:x="2.27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145cm" svg:height="1.27cm" svg:x="2.27cm" svg:y="2.27cm">
          <text:p text:style-name="P2">Anywhere Fitnes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7.145cm" svg:height="0.635cm" svg:x="2.27cm" svg:y="12.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938cm" svg:height="3.81cm" svg:x="7.032cm" svg:y="5.7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.938cm" svg:height="0.953cm" svg:x="7.032cm" svg:y="5.762cm">
          <text:p text:style-name="P4"><text:span text:style-name="T1">Log In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762cm" svg:height="0.635cm" svg:x="8.62cm" svg:y="7.35cm">
          <text:p text:style-name="P3"><text:span text:style-name="T1">emai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762cm" svg:height="0.635cm" svg:x="8.62cm" svg:y="8.302cm">
          <text:p text:style-name="P3"><text:span text:style-name="T1">passwor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146cm" svg:height="10.795cm" svg:x="2.27cm" svg:y="14.3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145cm" svg:height="1.27cm" svg:x="2.27cm" svg:y="14.335cm">
          <text:p text:style-name="P2">Anywhere Fitnes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7.145cm" svg:height="0.635cm" svg:x="2.27cm" svg:y="24.4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7.938cm" svg:height="5.08cm" svg:x="7.032cm" svg:y="17.8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.938cm" svg:height="0.953cm" svg:x="7.032cm" svg:y="17.827cm">
          <text:p text:style-name="P4"><text:span text:style-name="T1">Sign Up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762cm" svg:height="0.635cm" svg:x="7.35cm" svg:y="19.415cm">
          <text:p text:style-name="P3"><text:span text:style-name="T1">usernam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762cm" svg:height="0.635cm" svg:x="7.35cm" svg:y="20.367cm">
          <text:p text:style-name="P3"><text:span text:style-name="T1">email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317cm" svg:height="0.317cm" svg:x="12.43cm" svg:y="19.415cm">
          <text:p text:style-name="P6"><text:span text:style-name="T1"><text:s text:c="4"/></text:span><text:span text:style-name="T1">Instructo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3" draw:layer="layout" svg:width="0.317cm" svg:height="0.317cm" svg:x="12.43cm" svg:y="20.368cm">
          <text:p text:style-name="P3"><text:s text:c="11"/><text:span text:style-name="T1">Stud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4.762cm" svg:height="0.635cm" svg:x="7.35cm" svg:y="21.32cm">
          <text:p text:style-name="P3"><text:span text:style-name="T1">passwor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 Compressed Heavy" svg:font-family="'Fira Sans Compressed Heavy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9T20:08:00.064593314</meta:creation-date>
    <dc:date>2021-10-19T21:02:36.757955276</dc:date>
    <meta:editing-duration>PT30M44S</meta:editing-duration>
    <meta:editing-cycles>3</meta:editing-cycles>
    <meta:generator>LibreOffice/7.1.6.2.0$Linux_X86_64 LibreOffice_project/10$Build-2</meta:generator>
    <meta:document-statistic meta:object-count="17"/>
  </office:meta>
</office:document-meta>
</file>